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26_21-27-12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27_00-52-37_000.jpg</text:p>
          </table:table-cell>
          <table:table-cell table:style-name="ce12" office:value-type="string">
            <text:p><text:s/>:PHOTO 記録 / 経過記録；作ったもの / food=焼酎漬け / material=レモン：１玉；liquor=麦焼酎：??ml,time=~,container=pale-green-cap / type=~,other=~,id=~ || <text:s/>:PHOTO 記録 / 経過記録；作ったもの / food=焼酎漬け / material=ディル：１袋；liquor=麦焼酎：??ml,time=~,container=blue-cap-200ml / type=~,other=~,id=~ 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 :PHOTO 記録 / 経過記録；作ったもの / food=焼酎漬け / material=レモン：１玉；liquor=麦焼酎：??ml,time=~,container=pale-green-cap / type=~,other=~,id=~ ||  :PHOTO 記録 / 経過記録；作ったもの / food=焼酎漬け / material=ディル：１袋；liquor=麦焼酎：??ml,time=~,container=blue-cap-200ml / type=~,other=~,id=~ ">
            <text:p><text:s/>:PHOTO 記録 / 経過記録；作ったもの / food=焼酎漬け / material=レモン：１玉；liquor=麦焼酎：??ml,time=~,container=pale-green-cap / type=~,other=~,id=~ || <text:s/>:PHOTO 記録 / 経過記録；作ったもの / food=焼酎漬け / material=ディル：１袋；liquor=麦焼酎：??ml,time=~,container=blue-cap-200ml / type=~,other=~,id=~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27_02-55-25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27_09-43-31_000.jpg</text:p>
          </table:table-cell>
          <table:table-cell table:style-name="ce19" office:value-type="string">
            <text:p>:m :lets / action activity / やること / genre=programming,wav / content=wav-file-programming、やろう。 || :m :th / topic=読書；「おれはバカだから」 / content=「おれはバカだから、本なんてムリ」 / lang=ja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lets / action activity / やること / genre=programming,wav / content=wav-file-programming、やろう。 || :m :th / topic=読書；「おれはバカだから」 / content=「おれはバカだから、本なんてムリ」 / lang=ja">
            <text:p>:m :lets / action activity / やること / genre=programming,wav / content=wav-file-programming、やろう。 || :m :th / topic=読書；「おれはバカだから」 / content=「おれはバカだから、本なんてムリ」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27_09-43-38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27_12-55-46_000.jpg</text:p>
          </table:table-cell>
          <table:table-cell table:style-name="ce21" office:value-type="string">
            <text:p><text:s/>:PHOTO 記録 / 経過記録；作ったもの / food=焼酎漬け / material=生姜：１パック：２塊；liquor=麦焼酎：??ml,time=~,container=silver-cap-largex2 / type=~,other=~,id=~ </text:p>
          </table:table-cell>
          <table:table-cell table:style-name="ce12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PHOTO 記録 / 経過記録；作ったもの / food=焼酎漬け / material=生姜：１パック：２塊；liquor=麦焼酎：??ml,time=~,container=silver-cap-largex2 / type=~,other=~,id=~ ">
            <text:p><text:s/>:PHOTO 記録 / 経過記録；作ったもの / food=焼酎漬け / material=生姜：１パック：２塊；liquor=麦焼酎：??ml,time=~,container=silver-cap-largex2 / type=~,other=~,id=~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27_14-33-37_000.jpg</text:p>
          </table:table-cell>
          <table:table-cell table:style-name="ce19" office:value-type="string">
            <text:p><text:s/>:m #*# RES / JVEMV6 64#145_yamamoto_rongo-- / 『論語の読み方』 著者=山本七平,校注=~ / p.58 / w=~,topic=~,other=~ / memo=「天命を知る」の、逆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#*# RES / JVEMV6 64#145_yamamoto_rongo-- / 『論語の読み方』 著者=山本七平,校注=~ / p.58 / w=~,topic=~,other=~ / memo=「天命を知る」の、逆">
            <text:p><text:s/>:m #*# RES / JVEMV6 64#145_yamamoto_rongo-- / 『論語の読み方』 著者=山本七平,校注=~ / p.58 / w=~,topic=~,other=~ / memo=「天命を知る」の、逆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27_15-08-13_000.jpg</text:p>
          </table:table-cell>
          <table:table-cell table:style-name="ce19" office:value-type="string">
            <text:p>:m #*# RES / JVEMV6 64#140-7.3 / 『和田村操芝居不合書控』 / w=右村方之義～後藤庄助とのへ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#*# RES / JVEMV6 64#140-7.3 / 『和田村操芝居不合書控』 / w=右村方之義～後藤庄助とのへ / p.~ / topic=~,other=~">
            <text:p>:m #*# RES / JVEMV6 64#140-7.3 / 『和田村操芝居不合書控』 / w=右村方之義～後藤庄助とのへ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27_16-57-32_000.jpg</text:p>
          </table:table-cell>
          <table:table-cell table:style-name="ce19" office:value-type="string">
            <text:p>:m #*# RES / JVEMV6 64#140-7.4 / 『申達（山城谷漆買付役後藤利八郎...』 / w=物産方ゟ～指遣候義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#*# RES / JVEMV6 64#140-7.4 / 『申達（山城谷漆買付役後藤利八郎...』 / w=物産方ゟ～指遣候義 / p.~ / topic=~,other=~">
            <text:p>:m #*# RES / JVEMV6 64#140-7.4 / 『申達（山城谷漆買付役後藤利八郎...』 / w=物産方ゟ～指遣候義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7_19-09-05_000.jpg</text:p>
          </table:table-cell>
          <table:table-cell table:style-name="ce19" office:value-type="string">
            <text:p>:m :篠笛,shinobue #*# / session-memo / s.1:prac,for=notes-up-down,ReX,tempo=~,other=~,key=h-3,notes=6-2`-3`-2`-6-3,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:篠笛,shinobue #*# / session-memo / s.1:prac,for=notes-up-down,ReX,tempo=~,other=~,key=h-3,notes=6-2`-3`-2`-6-3,R=~">
            <text:p>:m :篠笛,shinobue #*# / session-memo / s.1:prac,for=notes-up-down,ReX,tempo=~,other=~,key=h-3,notes=6-2`-3`-2`-6-3,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27_18-31-55_000.mp4</text:p>
          </table:table-cell>
          <table:table-cell table:style-name="ce19" office:value-type="string">
            <text:p>:VIDEO / @自室 / 記録 / jap.flute / 演奏、play / R=1 / todays-melody,genr=~,for=~,Re+,other=feeling:~;sounds:~,file-id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1 / todays-melody,genr=~,for=~,Re+,other=feeling:~;sounds:~,file-id=~">
            <text:p>:VIDEO / @自室 / 記録 / jap.flute / 演奏、play / R=1 / todays-melody,genr=~,for=~,Re+,other=feeling: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27_18-35-20_000.mp4</text:p>
          </table:table-cell>
          <table:table-cell table:style-name="ce19" office:value-type="string">
            <text:p>:VIDEO / @自室 / 記録 / jap.flute / 演奏、play / R=2 / todays-melody,genr=~,for=~,Re+,other=feeling: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 / 演奏、play / R=2 / todays-melody,genr=~,for=~,Re+,other=feeling:~;sounds:~,file-id=~">
            <text:p>:VIDEO / @自室 / 記録 / jap.flute / 演奏、play / R=2 / todays-melody,genr=~,for=~,Re+,other=feeling: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27_18-51-01_000.mp4</text:p>
          </table:table-cell>
          <table:table-cell table:style-name="ce19" office:value-type="string">
            <text:p>:VIDEO / @自室 / 記録 / jap.flute / 演奏、play / R=3 / todays-melody,genr=~,for=~,Re+,other=feeling: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 / 演奏、play / R=3 / todays-melody,genr=~,for=~,Re+,other=feeling:~;sounds:~,file-id=~">
            <text:p>:VIDEO / @自室 / 記録 / jap.flute / 演奏、play / R=3 / todays-melody,genr=~,for=~,Re+,other=feeling: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27_18-56-56_000.mp4</text:p>
          </table:table-cell>
          <table:table-cell table:style-name="ce19" office:value-type="string">
            <text:p>:VIDEO / @自室 / 記録 / jap.flute-bamboo / 演奏、play / R=1 / genr=todays-melody,Re+,other=feeling:~,file-id=~,memo+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jap.flute-bamboo / 演奏、play / R=1 / genr=todays-melody,Re+,other=feeling:~,file-id=~,memo+">
            <text:p>:VIDEO / @自室 / 記録 / jap.flute-bamboo / 演奏、play / R=1 / genr=todays-melody,Re+,other=feeling:~,file-id=~,memo+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022/01/28</text:date>, <text:time>00:52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28T00:52:45.40</dc:date>
    <dc:creator>iwabuchi ken</dc:creator>
    <meta:editing-duration>P42DT14H41M21S</meta:editing-duration>
    <meta:editing-cycles>14384</meta:editing-cycles>
    <meta:document-statistic meta:table-count="1" meta:cell-count="449" meta:object-count="0"/>
    <meta:user-defined meta:name="qrichtext">1</meta:user-defined>
  </office:meta>
</office:document-meta>
</file>